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254e" officeooo:paragraph-rsid="0004254e"/>
    </style:style>
    <style:style style:name="P2" style:family="paragraph" style:parent-style-name="Text_20_body">
      <style:text-properties officeooo:rsid="0004254e" officeooo:paragraph-rsid="000757f4"/>
    </style:style>
    <style:style style:name="P3" style:family="paragraph" style:parent-style-name="Text_20_body">
      <style:text-properties officeooo:rsid="00048b47" officeooo:paragraph-rsid="00048b47"/>
    </style:style>
    <style:style style:name="P4" style:family="paragraph" style:parent-style-name="Text_20_body">
      <style:text-properties officeooo:rsid="00048b47" officeooo:paragraph-rsid="00054066"/>
    </style:style>
    <style:style style:name="P5" style:family="paragraph" style:parent-style-name="Text_20_body">
      <style:text-properties officeooo:paragraph-rsid="00054066"/>
    </style:style>
    <style:style style:name="P6" style:family="paragraph" style:parent-style-name="Text_20_body">
      <style:text-properties officeooo:rsid="0004254e" officeooo:paragraph-rsid="0004254e"/>
    </style:style>
    <style:style style:name="P7" style:family="paragraph" style:parent-style-name="Text_20_body">
      <style:text-properties officeooo:rsid="0004254e" officeooo:paragraph-rsid="000bc540"/>
    </style:style>
    <style:style style:name="P8" style:family="paragraph" style:parent-style-name="Text_20_body">
      <style:text-properties officeooo:rsid="000a41d3" officeooo:paragraph-rsid="000a41d3"/>
    </style:style>
    <style:style style:name="P9" style:family="paragraph" style:parent-style-name="Heading_20_1">
      <style:text-properties officeooo:rsid="0004254e" officeooo:paragraph-rsid="0004254e"/>
    </style:style>
    <style:style style:name="T1" style:family="text">
      <style:text-properties officeooo:rsid="00054066"/>
    </style:style>
    <style:style style:name="T2" style:family="text">
      <style:text-properties officeooo:rsid="000a4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alyse génétique</text:p>
      <text:h text:style-name="P9" text:outline-level="1">Méthode</text:h>
      <text:p text:style-name="P8">1) Modélisation ?</text:p>
      <text:p text:style-name="P1"><text:span text:style-name="T2">2) </text:span>Combien de gènes y a-t-il ?</text:p>
      <text:p text:style-name="P7"><text:span text:style-name="T2">4) </text:span>Phénotype récessif ou dominant ?</text:p>
      <text:p text:style-name="P1"><text:span text:style-name="T2">3) </text:span>Sont-ils liés, si oui quelle distance ?</text:p>
      <text:h text:style-name="Heading_20_1" text:outline-level="1">Exos</text:h>
      <text:p text:style-name="P8">Modélisation : </text:p>
      <text:p text:style-name="P8"><text:tab/>→ caractère</text:p>
      <text:p text:style-name="P8"><text:tab/>→ différents allèles</text:p>
      <text:p text:style-name="P3">Combien de gènes </text:p>
      <text:p text:style-name="P3"><text:tab/>→ montrer que le caractère ne dépend que d’un gène : <text:span text:style-name="T1">exo2.1</text:span></text:p>
      <text:p text:style-name="P4"><text:tab/>→ montrer que 4 phénotype ne sont pas engendré que par un seul gène : <text:s/>exo3.1</text:p>
      <text:p text:style-name="P5"><text:tab/>On observe des phénotypes recombinants pour les quatre caractères, ce qui élimine <text:tab/>l’hypothèse d’un seul gène à effet pléiotrope.</text:p>
      <text:p text:style-name="P2">Sont-ils liés, si oui quelle distance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1:53:01.560877395</meta:creation-date>
    <dc:date>2017-01-12T11:24:18.545069655</dc:date>
    <meta:editing-duration>PT2H5M35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91" meta:character-count="523" meta:non-whitespace-character-count="437"/>
  </office:meta>
</office:document-meta>
</file>